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officeooo:rsid="0001e175" officeooo:paragraph-rsid="0001e175"/>
    </style:style>
    <style:style style:name="P2" style:family="paragraph" style:parent-style-name="Standard">
      <style:paragraph-properties fo:margin-top="0.101cm" fo:margin-bottom="0.101cm" style:contextual-spacing="false"/>
      <style:text-properties officeooo:rsid="0007d905" officeooo:paragraph-rsid="0007d905"/>
    </style:style>
    <style:style style:name="P3" style:family="paragraph" style:parent-style-name="Standard">
      <style:paragraph-properties fo:margin-top="0.201cm" fo:margin-bottom="0.201cm" style:contextual-spacing="false"/>
      <style:text-properties officeooo:rsid="0001e175" officeooo:paragraph-rsid="0001e175"/>
    </style:style>
    <style:style style:name="P4" style:family="paragraph" style:parent-style-name="Standard">
      <style:paragraph-properties fo:margin-top="0.201cm" fo:margin-bottom="0.201cm" style:contextual-spacing="false"/>
      <style:text-properties officeooo:rsid="00069846" officeooo:paragraph-rsid="00069846"/>
    </style:style>
    <style:style style:name="T1" style:family="text">
      <style:text-properties officeooo:rsid="0003d84b"/>
    </style:style>
    <style:style style:name="T2" style:family="text">
      <style:text-properties officeooo:rsid="0004dcf7"/>
    </style:style>
    <style:style style:name="T3" style:family="text">
      <style:text-properties officeooo:rsid="0008c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Description du </text:span>Footer : Image logo redirige sur la page d’accueil <text:s/>/ <text:s/>Icones réseaux redirige sur associés</text:p>
      <text:p text:style-name="P1"/>
      <text:p text:style-name="P1">Description du nav :</text:p>
      <text:p text:style-name="P1">-En cliquant sur « Accueil », <text:span text:style-name="T1">cela redirige sur la page d’accueil</text:span></text:p>
      <text:p text:style-name="P1">-<text:span text:style-name="T1">En cliquant sur « Services », redirige vers la page Services/</text:span><text:span text:style-name="T2">contacts</text:span></text:p>
      <text:p text:style-name="P1"><text:tab/>-<text:span text:style-name="T1">Sous menu : <text:tab/>-Formation:redirige vers la section formations</text:span></text:p>
      <text:p text:style-name="P1"><text:tab/><text:tab/><text:tab/>-<text:span text:style-name="T1">Maintenance:vers la section maintenance</text:span></text:p>
      <text:p text:style-name="P1"><text:tab/><text:tab/><text:tab/>-<text:span text:style-name="T1">Gestion:vers la section gestion</text:span></text:p>
      <text:p text:style-name="P1">-« <text:span text:style-name="T1">A propos » , redirige vers la page A propos</text:span></text:p>
      <text:p text:style-name="P3">-« <text:span text:style-name="T2">Contacts », redirige sur la section Contacts de la page Services/contacts</text:span></text:p>
      <text:p text:style-name="P3"/>
      <text:p text:style-name="P4">Page Services/contacts :</text:p>
      <text:p text:style-name="P4">Icônes :</text:p>
      <text:p text:style-name="P4"><text:tab/>-« Formation » : <text:span text:style-name="T1">redirige vers la section formations</text:span></text:p>
      <text:p text:style-name="P4"><text:tab/>-« Maintenance » :<text:span text:style-name="T1">vers la section maintenance</text:span></text:p>
      <text:p text:style-name="P4"><text:tab/>-« Gestion » :<text:span text:style-name="T1">vers la section gestion</text:span></text:p>
      <text:p text:style-name="P4"><text:tab/>-« contacts »:s<text:span text:style-name="T2">ur la section Contacts</text:span></text:p>
      <text:p text:style-name="P4"><text:tab/>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5T14:26:15.674358176</meta:creation-date>
    <meta:generator>LibreOffice/7.1.4.2$Linux_X86_64 LibreOffice_project/a529a4fab45b75fefc5b6226684193eb000654f6</meta:generator>
    <dc:date>2021-10-05T14:56:41.514077404</dc:date>
    <meta:editing-duration>PT19M46S</meta:editing-duration>
    <meta:editing-cycles>5</meta:editing-cycles>
    <meta:document-statistic meta:table-count="0" meta:image-count="0" meta:object-count="0" meta:page-count="1" meta:paragraph-count="16" meta:word-count="117" meta:character-count="732" meta:non-whitespace-character-count="613"/>
  </office:meta>
</office:document-meta>
</file>